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742cm" svg:height="17.339cm" svg:x="1.758cm" svg:y="2.037cm">
          <draw:text-box>
            <text:p>8上-英语-外研版 unit 1</text:p>
            <text:p/>
            <text:p/>
            <text:p>It is supposed to be ... / that …</text:p>
            <text:p/>
            <text:p>crowd / crowded</text:p>
            <text:p/>
            <text:p>cover / discover</text:p>
            <text:p/>
            <text:p>quick / quickly</text:p>
            <text:p/>
            <text:p>true / truly</text:p>
            <text:p/>
            <text:p>paint / painter</text:p>
            <text:p/>
            <text:p>difference / different</text:p>
            <text:p/>
            <text:p>succeed / success / successful / successfully</text:p>
            <text:p/>
            <text:p>science / scientist / scientific</text:p>
            <text:p/>
            <text:p>row / column</text:p>
            <text:p/>
            <text:p>height / width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6.038cm" svg:height="8.083cm" svg:x="2.462cm" svg:y="2cm">
          <draw:text-box>
            <text:p>value / valuable</text:p>
            <text:p/>
            <text:p>impossible / possible</text:p>
            <text:p/>
            <text:p>satisfied / satisfying</text:p>
            <text:p/>
            <text:p>risk / risky</text:p>
            <text:p/>
            <text:p>stick to doing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44M41S</meta:editing-duration>
    <meta:editing-cycles>56</meta:editing-cycles>
    <meta:generator>OpenOffice/4.1.15$Win32 OpenOffice.org_project/4115m2$Build-9813</meta:generator>
    <dc:date>2025-11-25T12:56:12.07</dc:date>
    <meta:document-statistic meta:object-count="27"/>
  </office:meta>
</office:document-meta>
</file>